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204D373130EF067CAC6.png" manifest:media-type="image/png"/>
  <manifest:file-entry manifest:full-path="Pictures/10000000000004A6000005145C6407EEBDFAF4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.125cm" svg:height="4.506cm" svg:x="2.231cm" svg:y="14.3cm">
          <draw:image xlink:href="Pictures/10000000000004A6000005145C6407EEBDFAF40A.jpg" xlink:type="simple" xlink:show="embed" xlink:actuate="onLoad">
            <text:p/>
          </draw:image>
        </draw:frame>
        <draw:frame draw:style-name="gr1" draw:text-style-name="P1" draw:layer="layout" svg:width="5.924cm" svg:height="4.747cm" svg:x="5.276cm" svg:y="9.526cm">
          <draw:image xlink:href="Pictures/10000201000003C000000204D373130EF067CAC6.png" xlink:type="simple" xlink:show="embed" xlink:actuate="onLoad">
            <text:p/>
          </draw:image>
        </draw:frame>
        <draw:frame draw:style-name="gr2" draw:text-style-name="P3" draw:layer="layout" svg:width="4.4cm" svg:height="1.979cm" svg:x="6.7cm" svg:y="11cm">
          <draw:text-box>
            <text:p text:style-name="P2"><text:span text:style-name="T1">Para a situação “</text:span><text:span text:style-name="T2">Y</text:span><text:span text:style-name="T1">” geralmente o método “</text:span><text:span text:style-name="T2">X</text:span><text:span text:style-name="T1">” tem apresentado melhores resultados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03:46:05.758992910</meta:creation-date>
    <dc:date>2018-11-07T04:12:47.962309205</dc:date>
    <meta:editing-duration>PT3M31S</meta:editing-duration>
    <meta:editing-cycles>1</meta:editing-cycles>
    <meta:document-statistic meta:object-count="3"/>
    <meta:generator>LibreOffice/6.0.6.2$Linux_X86_64 LibreOffice_project/00m0$Build-2</meta:generator>
  </office:meta>
</office:document-meta>
</file>